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9" calcext:value-type="float">
            <text:p>139</text:p>
          </table:table-cell>
          <table:table-cell table:style-name="ce31" table:formula="of:=QUOTIENT(PRODUCT(ORG.LIBREOFFICE.RAWSUBTRACT([.D313];60);5);12)" office:value-type="float" office:value="32" calcext:value-type="float">
            <text:p>32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36" calcext:value-type="float">
            <text:p>36</text:p>
          </table:table-cell>
          <table:table-cell table:style-name="ce5" table:formula="of:=QUOTIENT(PRODUCT(5;ORG.LIBREOFFICE.RAWSUBTRACT( [.D314];10));2)" office:value-type="float" office:value="65" calcext:value-type="float">
            <text:p>65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High" calcext:value-type="string">
            <text:p>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2" calcext:value-type="float">
            <text:p>22</text:p>
          </table:table-cell>
          <table:table-cell table:style-name="ce5" table:formula="of:=QUOTIENT(PRODUCT(5;ORG.LIBREOFFICE.RAWSUBTRACT( [.D315];10));2)" office:value-type="float" office:value="30" calcext:value-type="float">
            <text:p>30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15" calcext:value-type="float">
            <text:p>15</text:p>
          </table:table-cell>
          <table:table-cell table:style-name="ce5" table:formula="of:=QUOTIENT(PRODUCT(5;ORG.LIBREOFFICE.RAWSUBTRACT( [.D316];10));2)" office:value-type="float" office:value="12" calcext:value-type="float">
            <text:p>12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30" calcext:value-type="float">
            <text:p>30</text:p>
          </table:table-cell>
          <table:table-cell table:style-name="ce5" table:formula="of:=QUOTIENT(PRODUCT(5;ORG.LIBREOFFICE.RAWSUBTRACT( [.D317];10));2)" office:value-type="float" office:value="50" calcext:value-type="float">
            <text:p>50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19" calcext:value-type="float">
            <text:p>19</text:p>
          </table:table-cell>
          <table:table-cell table:style-name="ce5" table:formula="of:=QUOTIENT(PRODUCT(5;ORG.LIBREOFFICE.RAWSUBTRACT( [.D318];10));2)" office:value-type="float" office:value="22" calcext:value-type="float">
            <text:p>22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17" calcext:value-type="float">
            <text:p>17</text:p>
          </table:table-cell>
          <table:table-cell table:style-name="ce5" table:formula="of:=QUOTIENT(PRODUCT(5;ORG.LIBREOFFICE.RAWSUBTRACT( [.D319];10));2)" office:value-type="float" office:value="17" calcext:value-type="float">
            <text:p>17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242" calcext:value-type="float">
            <text:p>242</text:p>
          </table:table-cell>
          <table:table-cell table:style-name="ce31" table:formula="of:=QUOTIENT(PRODUCT(ORG.LIBREOFFICE.RAWSUBTRACT([.D321];60);5);12)" office:value-type="float" office:value="75" calcext:value-type="float">
            <text:p>75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3" calcext:value-type="float">
            <text:p>33</text:p>
          </table:table-cell>
          <table:table-cell table:style-name="ce5" table:formula="of:=QUOTIENT(PRODUCT(5;ORG.LIBREOFFICE.RAWSUBTRACT( [.D322];10));2)" office:value-type="float" office:value="57" calcext:value-type="float">
            <text:p>57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49" calcext:value-type="float">
            <text:p>49</text:p>
          </table:table-cell>
          <table:table-cell table:style-name="ce5" table:formula="of:=QUOTIENT(PRODUCT(5;ORG.LIBREOFFICE.RAWSUBTRACT( [.D323];10));2)" office:value-type="float" office:value="97" calcext:value-type="float">
            <text:p>97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6" calcext:value-type="float">
            <text:p>36</text:p>
          </table:table-cell>
          <table:table-cell table:style-name="ce5" table:formula="of:=QUOTIENT(PRODUCT(5;ORG.LIBREOFFICE.RAWSUBTRACT( [.D324];10));2)" office:value-type="float" office:value="65" calcext:value-type="float">
            <text:p>65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37" calcext:value-type="float">
            <text:p>37</text:p>
          </table:table-cell>
          <table:table-cell table:style-name="ce5" table:formula="of:=QUOTIENT(PRODUCT(5;ORG.LIBREOFFICE.RAWSUBTRACT( [.D325];10));2)" office:value-type="float" office:value="67" calcext:value-type="float">
            <text:p>67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43" calcext:value-type="float">
            <text:p>43</text:p>
          </table:table-cell>
          <table:table-cell table:style-name="ce5" table:formula="of:=QUOTIENT(PRODUCT(5;ORG.LIBREOFFICE.RAWSUBTRACT( [.D326];10));2)" office:value-type="float" office:value="82" calcext:value-type="float">
            <text:p>82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44" calcext:value-type="float">
            <text:p>44</text:p>
          </table:table-cell>
          <table:table-cell table:style-name="ce5" table:formula="of:=QUOTIENT(PRODUCT(5;ORG.LIBREOFFICE.RAWSUBTRACT( [.D327];10));2)" office:value-type="float" office:value="85" calcext:value-type="float">
            <text:p>85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150" calcext:value-type="float">
            <text:p>150</text:p>
          </table:table-cell>
          <table:table-cell table:style-name="ce31" table:formula="of:=QUOTIENT(PRODUCT(ORG.LIBREOFFICE.RAWSUBTRACT([.D329];60);5);12)" office:value-type="float" office:value="37" calcext:value-type="float">
            <text:p>37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0" calcext:value-type="float">
            <text:p>30</text:p>
          </table:table-cell>
          <table:table-cell table:style-name="ce5" table:formula="of:=QUOTIENT(PRODUCT(5;ORG.LIBREOFFICE.RAWSUBTRACT( [.D330];10));2)" office:value-type="float" office:value="50" calcext:value-type="float">
            <text:p>50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28" calcext:value-type="float">
            <text:p>28</text:p>
          </table:table-cell>
          <table:table-cell table:style-name="ce5" table:formula="of:=QUOTIENT(PRODUCT(5;ORG.LIBREOFFICE.RAWSUBTRACT( [.D331];10));2)" office:value-type="float" office:value="45" calcext:value-type="float">
            <text:p>45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24" calcext:value-type="float">
            <text:p>24</text:p>
          </table:table-cell>
          <table:table-cell table:style-name="ce5" table:formula="of:=QUOTIENT(PRODUCT(5;ORG.LIBREOFFICE.RAWSUBTRACT( [.D332];10));2)" office:value-type="float" office:value="35" calcext:value-type="float">
            <text:p>35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28" calcext:value-type="float">
            <text:p>28</text:p>
          </table:table-cell>
          <table:table-cell table:style-name="ce5" table:formula="of:=QUOTIENT(PRODUCT(5;ORG.LIBREOFFICE.RAWSUBTRACT( [.D333];10));2)" office:value-type="float" office:value="45" calcext:value-type="float">
            <text:p>45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25" calcext:value-type="float">
            <text:p>25</text:p>
          </table:table-cell>
          <table:table-cell table:style-name="ce5" table:formula="of:=QUOTIENT(PRODUCT(5;ORG.LIBREOFFICE.RAWSUBTRACT( [.D334];10));2)" office:value-type="float" office:value="37" calcext:value-type="float">
            <text:p>37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15" calcext:value-type="float">
            <text:p>15</text:p>
          </table:table-cell>
          <table:table-cell table:style-name="ce5" table:formula="of:=QUOTIENT(PRODUCT(5;ORG.LIBREOFFICE.RAWSUBTRACT( [.D335];10));2)" office:value-type="float" office:value="12" calcext:value-type="float">
            <text:p>12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112" calcext:value-type="float">
            <text:p>112</text:p>
          </table:table-cell>
          <table:table-cell table:style-name="ce31" table:formula="of:=QUOTIENT(PRODUCT(ORG.LIBREOFFICE.RAWSUBTRACT([.D337];60);5);12)" office:value-type="float" office:value="21" calcext:value-type="float">
            <text:p>21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26" calcext:value-type="float">
            <text:p>26</text:p>
          </table:table-cell>
          <table:table-cell table:style-name="ce5" table:formula="of:=QUOTIENT(PRODUCT(5;ORG.LIBREOFFICE.RAWSUBTRACT( [.D338];10));2)" office:value-type="float" office:value="40" calcext:value-type="float">
            <text:p>40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11" calcext:value-type="float">
            <text:p>11</text:p>
          </table:table-cell>
          <table:table-cell table:style-name="ce5" table:formula="of:=QUOTIENT(PRODUCT(5;ORG.LIBREOFFICE.RAWSUBTRACT( [.D339];10));2)" office:value-type="float" office:value="2" calcext:value-type="float">
            <text:p>2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11" calcext:value-type="float">
            <text:p>11</text:p>
          </table:table-cell>
          <table:table-cell table:style-name="ce5" table:formula="of:=QUOTIENT(PRODUCT(5;ORG.LIBREOFFICE.RAWSUBTRACT( [.D340];10));2)" office:value-type="float" office:value="2" calcext:value-type="float">
            <text:p>2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22" calcext:value-type="float">
            <text:p>22</text:p>
          </table:table-cell>
          <table:table-cell table:style-name="ce5" table:formula="of:=QUOTIENT(PRODUCT(5;ORG.LIBREOFFICE.RAWSUBTRACT( [.D341];10));2)" office:value-type="float" office:value="30" calcext:value-type="float">
            <text:p>30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16" calcext:value-type="float">
            <text:p>16</text:p>
          </table:table-cell>
          <table:table-cell table:style-name="ce5" table:formula="of:=QUOTIENT(PRODUCT(5;ORG.LIBREOFFICE.RAWSUBTRACT( [.D342];10));2)" office:value-type="float" office:value="15" calcext:value-type="float">
            <text:p>15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26" calcext:value-type="float">
            <text:p>26</text:p>
          </table:table-cell>
          <table:table-cell table:style-name="ce5" table:formula="of:=QUOTIENT(PRODUCT(5;ORG.LIBREOFFICE.RAWSUBTRACT( [.D343];10));2)" office:value-type="float" office:value="40" calcext:value-type="float">
            <text:p>40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15" calcext:value-type="float">
            <text:p>215</text:p>
          </table:table-cell>
          <table:table-cell table:style-name="ce31" table:formula="of:=QUOTIENT(PRODUCT(ORG.LIBREOFFICE.RAWSUBTRACT([.D345];60);5);12)" office:value-type="float" office:value="64" calcext:value-type="float">
            <text:p>64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4" calcext:value-type="float">
            <text:p>44</text:p>
          </table:table-cell>
          <table:table-cell table:style-name="ce5" table:formula="of:=QUOTIENT(PRODUCT(5;ORG.LIBREOFFICE.RAWSUBTRACT( [.D346];10));2)" office:value-type="float" office:value="85" calcext:value-type="float">
            <text:p>85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27" calcext:value-type="float">
            <text:p>27</text:p>
          </table:table-cell>
          <table:table-cell table:style-name="ce5" table:formula="of:=QUOTIENT(PRODUCT(5;ORG.LIBREOFFICE.RAWSUBTRACT( [.D347];10));2)" office:value-type="float" office:value="42" calcext:value-type="float">
            <text:p>42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29" calcext:value-type="float">
            <text:p>29</text:p>
          </table:table-cell>
          <table:table-cell table:style-name="ce5" table:formula="of:=QUOTIENT(PRODUCT(5;ORG.LIBREOFFICE.RAWSUBTRACT( [.D348];10));2)" office:value-type="float" office:value="47" calcext:value-type="float">
            <text:p>47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29" calcext:value-type="float">
            <text:p>29</text:p>
          </table:table-cell>
          <table:table-cell table:style-name="ce5" table:formula="of:=QUOTIENT(PRODUCT(5;ORG.LIBREOFFICE.RAWSUBTRACT( [.D349];10));2)" office:value-type="float" office:value="47" calcext:value-type="float">
            <text:p>47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QUOTIENT(PRODUCT(5;ORG.LIBREOFFICE.RAWSUBTRACT( [.D350];10));2)" office:value-type="float" office:value="77" calcext:value-type="float">
            <text:p>77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5" calcext:value-type="float">
            <text:p>45</text:p>
          </table:table-cell>
          <table:table-cell table:style-name="ce5" table:formula="of:=QUOTIENT(PRODUCT(5;ORG.LIBREOFFICE.RAWSUBTRACT( [.D351];10));2)" office:value-type="float" office:value="87" calcext:value-type="float">
            <text:p>87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2:14:18.084669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1T12:49:44.441356254</dc:date>
    <meta:editing-duration>P1DT17H40M16S</meta:editing-duration>
    <meta:editing-cycles>218</meta:editing-cycles>
    <meta:document-statistic meta:table-count="2" meta:cell-count="3921" meta:object-count="0"/>
  </office:meta>
</office:document-meta>
</file>